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'Segoe UI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widows="1" fo:text-indent="0in" style:auto-text-indent="false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000000" style:font-name="Helvetica Neue" fo:font-size="9.75pt" fo:letter-spacing="normal" fo:font-style="normal" fo:font-weight="normal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9pt" fo:letter-spacing="normal" fo:font-style="normal" fo:font-weight="normal"/>
    </style:style>
    <style:style style:name="P5" style:family="paragraph" style:parent-style-name="Standard">
      <style:paragraph-properties fo:margin-left="0in" fo:margin-right="0in" fo:margin-top="0in" fo:margin-bottom="0in" fo:widows="1" fo:text-indent="0in" style:auto-text-indent="false" fo:padding="0in" fo:border="none"/>
    </style:style>
    <style:style style:name="T1" style:family="text">
      <style:text-properties fo:font-variant="normal" fo:text-transform="none" fo:color="#000000" style:font-name="Helvetica Neue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9pt" fo:letter-spacing="normal" fo:font-style="normal" fo:font-weight="normal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196ad4" style:font-name="Helvetica Neue" fo:font-size="9pt" fo:letter-spacing="normal" fo:font-style="normal" style:text-underline-style="solid" style:text-underline-width="auto" style:text-underline-color="font-color" fo:font-weight="normal" fo:background-color="transparent"/>
    </style:style>
    <style:style style:name="T5" style:family="text">
      <style:text-properties fo:font-size="9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e list would be then:</text:p>
      <text:section text:style-name="Sect1" text:name="yui_3_16_0_1_1456818969719_40698">
        <text:p text:style-name="P2"><text:line-break/></text:p>
      </text:section>
      <text:section text:style-name="Sect1" text:name="yui_3_16_0_1_1456818969719_40706">
        <text:p text:style-name="P2">A. We are likely to use following:</text:p>
      </text:section>
      <text:section text:style-name="Sect1" text:name="yui_3_16_0_1_1456818969719_40709">
        <text:p text:style-name="P2"><text:bookmark text:name="yui_3_16_0_1_1456818969719_40708"/><text:span text:style-name="T5">java.util.Scanner</text:span><text:line-break/></text:p>
      </text:section>
      <text:section text:style-name="Sect1" text:name="yui_3_16_0_1_1456818969719_40711">
        <text:p text:style-name="P4"><text:bookmark text:name="yui_3_16_0_1_1456818969719_40747"/>java.util.ArrayList</text:p>
      </text:section>
      <text:section text:style-name="Sect1" text:name="yui_3_16_0_1_1456818969719_40743">
        <text:p text:style-name="P4"><text:bookmark text:name="yui_3_16_0_1_1456818969719_40745"/>java.io.File</text:p>
      </text:section>
      <text:section text:style-name="Sect1" text:name="yui_3_16_0_1_1456818969719_40692">
        <text:p text:style-name="P5"><text:bookmark text:name="yui_3_16_0_1_1456818969719_40713"/><text:span text:style-name="T2">java.io.FileOuputStream</text:span><text:span text:style-name="T1"><text:line-break/></text:span><text:a xlink:type="simple" xlink:href="http://java.io/" office:target-frame-name="_blank" xlink:show="new"><text:span text:style-name="T4">java.io</text:span></text:a><text:span text:style-name="T2">.FileInputStream</text:span><text:span text:style-name="T1"><text:line-break/></text:span><text:a xlink:type="simple" xlink:href="http://java.io/" office:target-frame-name="_blank" xlink:show="new"><text:span text:style-name="T4">java.io</text:span></text:a><text:span text:style-name="T2">.</text:span><text:bookmark text:name="yui_3_16_0_1_1456818969719_40741"/><text:span text:style-name="T2">ObjectOutputStream</text:span><text:span text:style-name="T1"><text:line-break/></text:span><text:a xlink:type="simple" xlink:href="http://java.io/" office:target-frame-name="_blank" xlink:show="new"><text:span text:style-name="T4">java.io</text:span></text:a><text:span text:style-name="T2">.ObjectInputStream<text:line-break/></text:span></text:p>
      </text:section>
      <text:section text:style-name="Sect1" text:name="yui_3_16_0_1_1456818969719_40715">
        <text:p text:style-name="P4"><text:line-break/></text:p>
      </text:section>
      <text:section text:style-name="Sect1" text:name="yui_3_16_0_1_1456818969719_40717">
        <text:p text:style-name="P4"><text:line-break/></text:p>
      </text:section>
      <text:p text:style-name="P4"><text:span text:style-name="T1">B. Not likely use but just in case</text:span></text:p>
      <text:section text:style-name="Sect1" text:name="yui_3_16_0_1_1456818969719_40719">
        <text:p text:style-name="P4">javax.swing.JFrame</text:p>
      </text:section>
      <text:section text:style-name="Sect1" text:name="yui_3_16_0_1_1456818969719_40721">
        <text:p text:style-name="P4">javax.swing.JButton</text:p>
      </text:section>
      <text:section text:style-name="Sect1" text:name="yui_3_16_0_1_1456818969719_40723">
        <text:p text:style-name="P4">javax.swing.JTextfield</text:p>
      </text:section>
      <text:section text:style-name="Sect1" text:name="yui_3_16_0_1_1456818969719_40749">
        <text:p text:style-name="P4">...</text:p>
      </text:section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'Segoe UI', Helvetica, Arial, 'Lucida Grande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1T00:05:54.12</meta:creation-date>
    <meta:document-statistic meta:table-count="0" meta:image-count="0" meta:object-count="0" meta:page-count="1" meta:paragraph-count="14" meta:word-count="31" meta:character-count="306"/>
    <dc:date>2016-03-01T10:39:01.46</dc:date>
    <dc:creator>Kuxhlani Jayasinya</dc:creator>
    <meta:editing-duration>PT10H17M54S</meta:editing-duration>
    <meta:editing-cycles>1</meta:editing-cycles>
    <meta:generator>OpenOffice/4.0.1$Win32 OpenOffice.org_project/401m5$Build-9714</meta:generator>
  </office:meta>
</office:document-meta>
</file>